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vertical-align="middle" fo:min-height="0.212cm" fo:min-width="2.54cm" fo:padding-top="0.035cm" fo:padding-bottom="0.035cm" fo:padding-left="0.035cm" fo:padding-right="0.035cm"/>
      <style:paragraph-properties style:writing-mode="lr-tb"/>
    </style:style>
    <style:style style:name="gr2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/>
    </style:style>
    <style:style style:name="gr3" style:family="graphic" style:parent-style-name="standard">
      <style:graphic-properties draw:stroke="none" draw:fill="solid" draw:fill-color="#92d050" draw:shadow="hidden"/>
    </style:style>
    <style:style style:name="gr4" style:family="graphic" style:parent-style-name="standard">
      <style:graphic-properties draw:stroke="none" draw:fill="solid" draw:fill-color="#ffffff" draw:shadow="hidden"/>
    </style:style>
    <style:style style:name="gr5" style:family="graphic" style:parent-style-name="standard">
      <style:graphic-properties draw:stroke="none" draw:fill="solid" draw:fill-color="#ffff00" draw:shadow="hidden"/>
    </style:style>
    <style:style style:name="gr6" style:family="graphic" style:parent-style-name="standard">
      <style:graphic-properties draw:stroke="dash" draw:stroke-dash="Dash_5f_0" svg:stroke-width="0.008cm" svg:stroke-color="#000000" svg:stroke-opacity="100%" draw:stroke-linejoin="round" svg:stroke-linecap="round" draw:fill="none" fo:padding-top="0.129cm" fo:padding-bottom="0.129cm" fo:padding-left="0.254cm" fo:padding-right="0.254cm"/>
    </style:style>
    <style:style style:name="gr7" style:family="graphic" style:parent-style-name="standard">
      <style:graphic-properties draw:stroke="none" draw:fill="solid" draw:fill-color="#ff0000" draw:shadow="hidden"/>
    </style:style>
    <style:style style:name="gr8" style:family="graphic" style:parent-style-name="standard">
      <style:graphic-properties draw:stroke="none" draw:fill="solid" draw:fill-color="#00b0f0" draw:shadow="hidden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P2" style:family="paragraph">
      <loext:graphic-properties draw:fill="none"/>
    </style:style>
    <style:style style:name="P3" style:family="paragraph">
      <loext:graphic-properties draw:fill="solid" draw:fill-color="#92d050"/>
    </style:style>
    <style:style style:name="P4" style:family="paragraph">
      <loext:graphic-properties draw:fill="solid" draw:fill-color="#ffffff"/>
    </style:style>
    <style:style style:name="P5" style:family="paragraph">
      <loext:graphic-properties draw:fill="solid" draw:fill-color="#ffff00"/>
    </style:style>
    <style:style style:name="P6" style:family="paragraph">
      <style:paragraph-properties fo:margin-left="0cm" fo:margin-right="0cm" fo:margin-top="0cm" fo:margin-bottom="0cm" fo:line-height="120%" fo:text-align="end" fo:text-indent="0cm"/>
    </style:style>
    <style:style style:name="P7" style:family="paragraph">
      <loext:graphic-properties draw:fill="solid" draw:fill-color="#ff0000"/>
    </style:style>
    <style:style style:name="P8" style:family="paragraph">
      <loext:graphic-properties draw:fill="solid" draw:fill-color="#00b0f0"/>
    </style:style>
    <style:style style:name="T1" style:family="text">
      <style:text-properties fo:color="#000000" style:font-name="Calibri1" fo:font-size="6pt" style:font-name-asian="Calibri1" style:font-size-asian="6pt" style:font-name-complex="Calibri1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ALU" draw:style-name="dp1" draw:master-page-name="PM0">
        <draw:frame draw:style-name="gr1" draw:text-style-name="P2" draw:layer="layout" svg:width="1.048cm" svg:height="0.33cm" svg:x="2.952cm" svg:y="11.539cm">
          <draw:text-box>
            <text:p text:style-name="P1"><text:span text:style-name="T1">Data1</text:span></text:p>
          </draw:text-box>
        </draw:frame>
        <draw:line draw:style-name="gr2" draw:text-style-name="P2" draw:layer="layout" svg:x1="4.5cm" svg:y1="11.95cm" svg:x2="10.75cm" svg:y2="11.95cm">
          <text:p/>
        </draw:line>
        <draw:frame draw:style-name="gr1" draw:text-style-name="P2" draw:layer="layout" svg:width="1.048cm" svg:height="0.33cm" svg:x="2.952cm" svg:y="12.535cm">
          <draw:text-box>
            <text:p text:style-name="P1"><text:span text:style-name="T1">Data2</text:span></text:p>
          </draw:text-box>
        </draw:frame>
        <draw:line draw:style-name="gr2" draw:text-style-name="P2" draw:layer="layout" svg:x1="4.5cm" svg:y1="12.95cm" svg:x2="10.75cm" svg:y2="12.95cm">
          <text:p/>
        </draw:line>
        <draw:line draw:style-name="gr2" draw:text-style-name="P2" draw:layer="layout" svg:x1="4.5cm" svg:y1="13.95cm" svg:x2="10.75cm" svg:y2="13.95cm">
          <text:p/>
        </draw:line>
        <draw:line draw:style-name="gr2" draw:text-style-name="P2" draw:layer="layout" svg:x1="4.5cm" svg:y1="14.95cm" svg:x2="10.75cm" svg:y2="14.95cm">
          <text:p/>
        </draw:line>
        <draw:line draw:style-name="gr2" draw:text-style-name="P2" draw:layer="layout" svg:x1="4.5cm" svg:y1="16.95cm" svg:x2="10.75cm" svg:y2="16.95cm">
          <text:p/>
        </draw:line>
        <draw:line draw:style-name="gr2" draw:text-style-name="P2" draw:layer="layout" svg:x1="4.5cm" svg:y1="17.95cm" svg:x2="10.75cm" svg:y2="17.95cm">
          <text:p/>
        </draw:line>
        <draw:line draw:style-name="gr2" draw:text-style-name="P2" draw:layer="layout" svg:x1="4.5cm" svg:y1="18.95cm" svg:x2="10.75cm" svg:y2="18.95cm">
          <text:p/>
        </draw:line>
        <draw:frame draw:style-name="gr1" draw:text-style-name="P2" draw:layer="layout" svg:width="1.048cm" svg:height="0.33cm" svg:x="2.952cm" svg:y="13.535cm">
          <draw:text-box>
            <text:p text:style-name="P1"><text:span text:style-name="T1">Instruction</text:span></text:p>
          </draw:text-box>
        </draw:frame>
        <draw:frame draw:style-name="gr1" draw:text-style-name="P2" draw:layer="layout" svg:width="1.25cm" svg:height="0.33cm" svg:x="2.75cm" svg:y="14.535cm">
          <draw:text-box>
            <text:p text:style-name="P1"><text:span text:style-name="T1">SEL_ALU1/2</text:span></text:p>
          </draw:text-box>
        </draw:frame>
        <draw:frame draw:style-name="gr1" draw:text-style-name="P2" draw:layer="layout" svg:width="1.048cm" svg:height="0.33cm" svg:x="2.952cm" svg:y="16.535cm">
          <draw:text-box>
            <text:p text:style-name="P1"><text:span text:style-name="T1">SEL_RES</text:span></text:p>
          </draw:text-box>
        </draw:frame>
        <draw:frame draw:style-name="gr1" draw:text-style-name="P2" draw:layer="layout" svg:width="1.048cm" svg:height="0.33cm" svg:x="3cm" svg:y="17.535cm">
          <draw:text-box>
            <text:p text:style-name="P1"><text:span text:style-name="T1">LD_RES</text:span></text:p>
          </draw:text-box>
        </draw:frame>
        <draw:frame draw:style-name="gr1" draw:text-style-name="P2" draw:layer="layout" svg:width="1.048cm" svg:height="0.33cm" svg:x="3cm" svg:y="18.535cm">
          <draw:text-box>
            <text:p text:style-name="P1"><text:span text:style-name="T1">LD_DST</text:span></text:p>
          </draw:text-box>
        </draw:frame>
        <draw:g>
          <draw:polygon draw:style-name="gr3" draw:text-style-name="P3" draw:layer="layout" svg:width="3cm" svg:height="0.5cm" svg:x="5cm" svg:y="11.45cm" svg:viewBox="0 0 3001 501" draw:points="0,501 3001,501 3001,0 0,0">
            <text:p/>
          </draw:polygon>
          <draw:polygon draw:style-name="gr2" draw:text-style-name="P2" draw:layer="layout" svg:width="3cm" svg:height="0.5cm" svg:x="5cm" svg:y="11.45cm" svg:viewBox="0 0 3001 501" draw:points="0,501 3001,501 3001,0 0,0">
            <text:p/>
          </draw:polygon>
        </draw:g>
        <draw:g>
          <draw:polygon draw:style-name="gr3" draw:text-style-name="P3" draw:layer="layout" svg:width="3cm" svg:height="0.5cm" svg:x="5cm" svg:y="12.45cm" svg:viewBox="0 0 3001 501" draw:points="0,501 3001,501 3001,0 0,0">
            <text:p/>
          </draw:polygon>
          <draw:polygon draw:style-name="gr2" draw:text-style-name="P2" draw:layer="layout" svg:width="3cm" svg:height="0.5cm" svg:x="5cm" svg:y="12.45cm" svg:viewBox="0 0 3001 501" draw:points="0,501 3001,501 3001,0 0,0">
            <text:p/>
          </draw:polygon>
        </draw:g>
        <draw:g>
          <draw:polygon draw:style-name="gr3" draw:text-style-name="P3" draw:layer="layout" svg:width="3cm" svg:height="0.5cm" svg:x="5cm" svg:y="13.45cm" svg:viewBox="0 0 3001 501" draw:points="0,501 3001,501 3001,0 0,0">
            <text:p/>
          </draw:polygon>
          <draw:polygon draw:style-name="gr2" draw:text-style-name="P2" draw:layer="layout" svg:width="3cm" svg:height="0.5cm" svg:x="5cm" svg:y="13.45cm" svg:viewBox="0 0 3001 501" draw:points="0,501 3001,501 3001,0 0,0">
            <text:p/>
          </draw:polygon>
        </draw:g>
        <draw:g>
          <draw:polygon draw:style-name="gr4" draw:text-style-name="P4" draw:layer="layout" svg:width="2cm" svg:height="0.5cm" svg:x="5cm" svg:y="14.45cm" svg:viewBox="0 0 2001 501" draw:points="0,501 2001,501 2001,0 0,0">
            <text:p/>
          </draw:polygon>
          <draw:polygon draw:style-name="gr2" draw:text-style-name="P2" draw:layer="layout" svg:width="2cm" svg:height="0.5cm" svg:x="5cm" svg:y="14.45cm" svg:viewBox="0 0 2001 501" draw:points="0,501 2001,501 2001,0 0,0">
            <text:p/>
          </draw:polygon>
        </draw:g>
        <draw:g>
          <draw:polygon draw:style-name="gr4" draw:text-style-name="P4" draw:layer="layout" svg:width="1cm" svg:height="0.5cm" svg:x="5cm" svg:y="17.45cm" svg:viewBox="0 0 1001 501" draw:points="0,501 1001,501 1001,0 0,0">
            <text:p/>
          </draw:polygon>
          <draw:polygon draw:style-name="gr2" draw:text-style-name="P2" draw:layer="layout" svg:width="1cm" svg:height="0.5cm" svg:x="5cm" svg:y="17.45cm" svg:viewBox="0 0 1001 501" draw:points="0,501 1001,501 1001,0 0,0">
            <text:p/>
          </draw:polygon>
        </draw:g>
        <draw:g>
          <draw:polygon draw:style-name="gr4" draw:text-style-name="P4" draw:layer="layout" svg:width="1cm" svg:height="0.5cm" svg:x="8cm" svg:y="18.45cm" svg:viewBox="0 0 1001 501" draw:points="0,501 1001,501 1001,0 0,0">
            <text:p/>
          </draw:polygon>
          <draw:polygon draw:style-name="gr2" draw:text-style-name="P2" draw:layer="layout" svg:width="1cm" svg:height="0.5cm" svg:x="8cm" svg:y="18.45cm" svg:viewBox="0 0 1001 501" draw:points="0,501 1001,501 1001,0 0,0">
            <text:p/>
          </draw:polygon>
        </draw:g>
        <draw:g>
          <draw:polygon draw:style-name="gr4" draw:text-style-name="P4" draw:layer="layout" svg:width="1cm" svg:height="0.5cm" svg:x="9cm" svg:y="16.45cm" svg:viewBox="0 0 1001 501" draw:points="0,501 1001,501 1001,0 0,0">
            <text:p/>
          </draw:polygon>
          <draw:polygon draw:style-name="gr2" draw:text-style-name="P2" draw:layer="layout" svg:width="1cm" svg:height="0.5cm" svg:x="9cm" svg:y="16.45cm" svg:viewBox="0 0 1001 501" draw:points="0,501 1001,501 1001,0 0,0">
            <text:p/>
          </draw:polygon>
        </draw:g>
        <draw:g>
          <draw:polygon draw:style-name="gr5" draw:text-style-name="P5" draw:layer="layout" svg:width="1cm" svg:height="0.5cm" svg:x="9cm" svg:y="11.45cm" svg:viewBox="0 0 1001 501" draw:points="0,501 1001,501 1001,0 0,0">
            <text:p/>
          </draw:polygon>
          <draw:polygon draw:style-name="gr2" draw:text-style-name="P2" draw:layer="layout" svg:width="1cm" svg:height="0.5cm" svg:x="9cm" svg:y="11.45cm" svg:viewBox="0 0 1001 501" draw:points="0,501 1001,501 1001,0 0,0">
            <text:p/>
          </draw:polygon>
        </draw:g>
        <draw:frame draw:style-name="gr1" draw:text-style-name="P2" draw:layer="layout" svg:width="0.67cm" svg:height="0.33cm" svg:x="5.25cm" svg:y="10.926cm">
          <draw:text-box>
            <text:p text:style-name="P1"><text:span text:style-name="T1">Tick 1</text:span></text:p>
          </draw:text-box>
        </draw:frame>
        <draw:frame draw:style-name="gr1" draw:text-style-name="P2" draw:layer="layout" svg:width="0.67cm" svg:height="0.33cm" svg:x="6.165cm" svg:y="10.926cm">
          <draw:text-box>
            <text:p text:style-name="P1"><text:span text:style-name="T1">Tick 2</text:span></text:p>
          </draw:text-box>
        </draw:frame>
        <draw:frame draw:style-name="gr1" draw:text-style-name="P2" draw:layer="layout" svg:width="0.67cm" svg:height="0.33cm" svg:x="7.165cm" svg:y="10.926cm">
          <draw:text-box>
            <text:p text:style-name="P1"><text:span text:style-name="T1">Tick 3</text:span></text:p>
          </draw:text-box>
        </draw:frame>
        <draw:frame draw:style-name="gr1" draw:text-style-name="P2" draw:layer="layout" svg:width="0.67cm" svg:height="0.33cm" svg:x="8.165cm" svg:y="10.926cm">
          <draw:text-box>
            <text:p text:style-name="P1"><text:span text:style-name="T1">Tick 4</text:span></text:p>
          </draw:text-box>
        </draw:frame>
        <draw:frame draw:style-name="gr1" draw:text-style-name="P2" draw:layer="layout" svg:width="0.67cm" svg:height="0.33cm" svg:x="9.25cm" svg:y="10.926cm">
          <draw:text-box>
            <text:p text:style-name="P1"><text:span text:style-name="T1">Tick 5</text:span></text:p>
          </draw:text-box>
        </draw:frame>
        <draw:line draw:style-name="gr2" draw:text-style-name="P2" draw:layer="layout" svg:x1="4.5cm" svg:y1="15.95cm" svg:x2="10.749cm" svg:y2="15.95cm">
          <text:p/>
        </draw:line>
        <draw:frame draw:style-name="gr1" draw:text-style-name="P2" draw:layer="layout" svg:width="1.048cm" svg:height="0.33cm" svg:x="2.952cm" svg:y="15.535cm">
          <draw:text-box>
            <text:p text:style-name="P1"><text:span text:style-name="T1">SEL_ALU</text:span></text:p>
          </draw:text-box>
        </draw:frame>
        <draw:g>
          <draw:polygon draw:style-name="gr4" draw:text-style-name="P4" draw:layer="layout" svg:width="1cm" svg:height="0.5cm" svg:x="6cm" svg:y="15.45cm" svg:viewBox="0 0 1001 501" draw:points="0,501 1001,501 1001,0 0,0">
            <text:p/>
          </draw:polygon>
          <draw:polygon draw:style-name="gr2" draw:text-style-name="P2" draw:layer="layout" svg:width="1cm" svg:height="0.5cm" svg:x="6cm" svg:y="15.45cm" svg:viewBox="0 0 1001 501" draw:points="0,501 1001,501 1001,0 0,0">
            <text:p/>
          </draw:polygon>
        </draw:g>
      </draw:page>
      <draw:page draw:name="Instructions" draw:style-name="dp1" draw:master-page-name="PM1">
        <draw:frame draw:style-name="gr1" draw:text-style-name="P2" draw:layer="layout" svg:width="0.48cm" svg:height="0.33cm" svg:x="6.513cm" svg:y="0.945cm">
          <draw:text-box>
            <text:p text:style-name="P1"><text:span text:style-name="T1">1</text:span></text:p>
          </draw:text-box>
        </draw:frame>
        <draw:frame draw:style-name="gr1" draw:text-style-name="P2" draw:layer="layout" svg:width="0.48cm" svg:height="0.33cm" svg:x="7.012cm" svg:y="0.926cm">
          <draw:text-box>
            <text:p text:style-name="P1"><text:span text:style-name="T1">2</text:span></text:p>
          </draw:text-box>
        </draw:frame>
        <draw:frame draw:style-name="gr1" draw:text-style-name="P2" draw:layer="layout" svg:width="0.48cm" svg:height="0.33cm" svg:x="7.513cm" svg:y="0.926cm">
          <draw:text-box>
            <text:p text:style-name="P1"><text:span text:style-name="T1">3</text:span></text:p>
          </draw:text-box>
        </draw:frame>
        <draw:frame draw:style-name="gr1" draw:text-style-name="P2" draw:layer="layout" svg:width="0.48cm" svg:height="0.33cm" svg:x="7.993cm" svg:y="0.926cm">
          <draw:text-box>
            <text:p text:style-name="P1"><text:span text:style-name="T1">4</text:span></text:p>
          </draw:text-box>
        </draw:frame>
        <draw:frame draw:style-name="gr1" draw:text-style-name="P2" draw:layer="layout" svg:width="0.48cm" svg:height="0.33cm" svg:x="8.503cm" svg:y="0.926cm">
          <draw:text-box>
            <text:p text:style-name="P1"><text:span text:style-name="T1">5</text:span></text:p>
          </draw:text-box>
        </draw:frame>
        <draw:frame draw:style-name="gr1" draw:text-style-name="P2" draw:layer="layout" svg:width="0.48cm" svg:height="0.33cm" svg:x="8.993cm" svg:y="0.945cm">
          <draw:text-box>
            <text:p text:style-name="P1"><text:span text:style-name="T1">6</text:span></text:p>
          </draw:text-box>
        </draw:frame>
        <draw:frame draw:style-name="gr1" draw:text-style-name="P2" draw:layer="layout" svg:width="0.48cm" svg:height="0.33cm" svg:x="9.493cm" svg:y="0.926cm">
          <draw:text-box>
            <text:p text:style-name="P1"><text:span text:style-name="T1">7</text:span></text:p>
          </draw:text-box>
        </draw:frame>
        <draw:frame draw:style-name="gr1" draw:text-style-name="P2" draw:layer="layout" svg:width="0.48cm" svg:height="0.33cm" svg:x="9.993cm" svg:y="0.926cm">
          <draw:text-box>
            <text:p text:style-name="P1"><text:span text:style-name="T1">8</text:span></text:p>
          </draw:text-box>
        </draw:frame>
        <draw:frame draw:style-name="gr1" draw:text-style-name="P2" draw:layer="layout" svg:width="0.48cm" svg:height="0.33cm" svg:x="10.473cm" svg:y="0.926cm">
          <draw:text-box>
            <text:p text:style-name="P1"><text:span text:style-name="T1">9</text:span></text:p>
          </draw:text-box>
        </draw:frame>
        <draw:frame draw:style-name="gr1" draw:text-style-name="P2" draw:layer="layout" svg:width="0.48cm" svg:height="0.33cm" svg:x="6.1cm" svg:y="0.944cm">
          <draw:text-box>
            <text:p text:style-name="P1"><text:span text:style-name="T1">0</text:span></text:p>
          </draw:text-box>
        </draw:frame>
        <draw:line draw:style-name="gr6" draw:text-style-name="P2" draw:layer="layout" svg:x1="7cm" svg:y1="1.232cm" svg:x2="7cm" svg:y2="22.949cm">
          <text:p/>
        </draw:line>
        <draw:line draw:style-name="gr6" draw:text-style-name="P2" draw:layer="layout" svg:x1="7.5cm" svg:y1="1.232cm" svg:x2="7.5cm" svg:y2="22.949cm">
          <text:p/>
        </draw:line>
        <draw:line draw:style-name="gr6" draw:text-style-name="P2" draw:layer="layout" svg:x1="8cm" svg:y1="1.232cm" svg:x2="8cm" svg:y2="22.949cm">
          <text:p/>
        </draw:line>
        <draw:line draw:style-name="gr6" draw:text-style-name="P2" draw:layer="layout" svg:x1="8.504cm" svg:y1="1.232cm" svg:x2="8.5cm" svg:y2="22.951cm">
          <text:p/>
        </draw:line>
        <draw:line draw:style-name="gr6" draw:text-style-name="P2" draw:layer="layout" svg:x1="9cm" svg:y1="1.232cm" svg:x2="9cm" svg:y2="22.949cm">
          <text:p/>
        </draw:line>
        <draw:line draw:style-name="gr6" draw:text-style-name="P2" draw:layer="layout" svg:x1="9.5cm" svg:y1="1.232cm" svg:x2="9.5cm" svg:y2="22.949cm">
          <text:p/>
        </draw:line>
        <draw:line draw:style-name="gr6" draw:text-style-name="P2" draw:layer="layout" svg:x1="10cm" svg:y1="1.232cm" svg:x2="10cm" svg:y2="22.949cm">
          <text:p/>
        </draw:line>
        <draw:line draw:style-name="gr6" draw:text-style-name="P2" draw:layer="layout" svg:x1="10.5cm" svg:y1="1.232cm" svg:x2="10.5cm" svg:y2="22.949cm">
          <text:p/>
        </draw:line>
        <draw:line draw:style-name="gr6" draw:text-style-name="P2" draw:layer="layout" svg:x1="11cm" svg:y1="1.232cm" svg:x2="11cm" svg:y2="22.949cm">
          <text:p/>
        </draw:line>
        <draw:line draw:style-name="gr2" draw:text-style-name="P2" draw:layer="layout" svg:x1="6.243cm" svg:y1="1.7cm" svg:x2="11.742cm" svg:y2="1.7cm">
          <text:p/>
        </draw:line>
        <draw:line draw:style-name="gr2" draw:text-style-name="P2" draw:layer="layout" svg:x1="6.243cm" svg:y1="2.2cm" svg:x2="11.742cm" svg:y2="2.2cm">
          <text:p/>
        </draw:line>
        <draw:line draw:style-name="gr2" draw:text-style-name="P2" draw:layer="layout" svg:x1="6.243cm" svg:y1="2.7cm" svg:x2="11.742cm" svg:y2="2.7cm">
          <text:p/>
        </draw:line>
        <draw:line draw:style-name="gr2" draw:text-style-name="P2" draw:layer="layout" svg:x1="6.243cm" svg:y1="3.2cm" svg:x2="11.742cm" svg:y2="3.2cm">
          <text:p/>
        </draw:line>
        <draw:line draw:style-name="gr2" draw:text-style-name="P2" draw:layer="layout" svg:x1="6.243cm" svg:y1="3.7cm" svg:x2="11.742cm" svg:y2="3.7cm">
          <text:p/>
        </draw:line>
        <draw:line draw:style-name="gr2" draw:text-style-name="P2" draw:layer="layout" svg:x1="6.243cm" svg:y1="4.2cm" svg:x2="11.742cm" svg:y2="4.2cm">
          <text:p/>
        </draw:line>
        <draw:line draw:style-name="gr2" draw:text-style-name="P2" draw:layer="layout" svg:x1="6.243cm" svg:y1="4.7cm" svg:x2="11.742cm" svg:y2="4.7cm">
          <text:p/>
        </draw:line>
        <draw:line draw:style-name="gr2" draw:text-style-name="P2" draw:layer="layout" svg:x1="6.243cm" svg:y1="5.2cm" svg:x2="11.742cm" svg:y2="5.2cm">
          <text:p/>
        </draw:line>
        <draw:line draw:style-name="gr2" draw:text-style-name="P2" draw:layer="layout" svg:x1="6.243cm" svg:y1="5.7cm" svg:x2="11.742cm" svg:y2="5.7cm">
          <text:p/>
        </draw:line>
        <draw:line draw:style-name="gr2" draw:text-style-name="P2" draw:layer="layout" svg:x1="6.243cm" svg:y1="6.7cm" svg:x2="11.742cm" svg:y2="6.7cm">
          <text:p/>
        </draw:line>
        <draw:line draw:style-name="gr2" draw:text-style-name="P2" draw:layer="layout" svg:x1="6.243cm" svg:y1="7.2cm" svg:x2="11.742cm" svg:y2="7.2cm">
          <text:p/>
        </draw:line>
        <draw:line draw:style-name="gr2" draw:text-style-name="P2" draw:layer="layout" svg:x1="6.243cm" svg:y1="7.7cm" svg:x2="11.742cm" svg:y2="7.7cm">
          <text:p/>
        </draw:line>
        <draw:line draw:style-name="gr2" draw:text-style-name="P2" draw:layer="layout" svg:x1="6.243cm" svg:y1="8.2cm" svg:x2="11.742cm" svg:y2="8.2cm">
          <text:p/>
        </draw:line>
        <draw:line draw:style-name="gr2" draw:text-style-name="P2" draw:layer="layout" svg:x1="6.243cm" svg:y1="8.7cm" svg:x2="11.742cm" svg:y2="8.7cm">
          <text:p/>
        </draw:line>
        <draw:line draw:style-name="gr2" draw:text-style-name="P2" draw:layer="layout" svg:x1="6.243cm" svg:y1="9.2cm" svg:x2="11.742cm" svg:y2="9.2cm">
          <text:p/>
        </draw:line>
        <draw:frame draw:style-name="gr1" draw:text-style-name="P2" draw:layer="layout" svg:width="1.443cm" svg:height="0.33cm" svg:x="4.8cm" svg:y="1.394cm">
          <draw:text-box>
            <text:p text:style-name="P6"><text:span text:style-name="T1">SEL PCA</text:span></text:p>
          </draw:text-box>
        </draw:frame>
        <draw:frame draw:style-name="gr1" draw:text-style-name="P2" draw:layer="layout" svg:width="1.443cm" svg:height="0.33cm" svg:x="4.807cm" svg:y="1.894cm">
          <draw:text-box>
            <text:p text:style-name="P6"><text:span text:style-name="T1">SEL MEMA</text:span></text:p>
          </draw:text-box>
        </draw:frame>
        <draw:frame draw:style-name="gr1" draw:text-style-name="P2" draw:layer="layout" svg:width="1.443cm" svg:height="0.33cm" svg:x="4.807cm" svg:y="2.394cm">
          <draw:text-box>
            <text:p text:style-name="P6"><text:span text:style-name="T1">MEM RD</text:span></text:p>
          </draw:text-box>
        </draw:frame>
        <draw:frame draw:style-name="gr1" draw:text-style-name="P2" draw:layer="layout" svg:width="1.443cm" svg:height="0.33cm" svg:x="4.807cm" svg:y="3.394cm">
          <draw:text-box>
            <text:p text:style-name="P6"><text:span text:style-name="T1">SEL MEMD</text:span></text:p>
          </draw:text-box>
        </draw:frame>
        <draw:frame draw:style-name="gr1" draw:text-style-name="P2" draw:layer="layout" svg:width="1.443cm" svg:height="0.33cm" svg:x="4.807cm" svg:y="2.894cm">
          <draw:text-box>
            <text:p text:style-name="P6"><text:span text:style-name="T1">LD INSTR</text:span></text:p>
          </draw:text-box>
        </draw:frame>
        <draw:frame draw:style-name="gr1" draw:text-style-name="P2" draw:layer="layout" svg:width="1.443cm" svg:height="0.33cm" svg:x="4.807cm" svg:y="3.894cm">
          <draw:text-box>
            <text:p text:style-name="P6"><text:span text:style-name="T1">SEL INSTR</text:span></text:p>
          </draw:text-box>
        </draw:frame>
        <draw:g>
          <draw:polygon draw:style-name="gr7" draw:text-style-name="P7" draw:layer="layout" svg:width="1.5cm" svg:height="0.25cm" svg:x="6.5cm" svg:y="1.45cm" svg:viewBox="0 0 1501 251" draw:points="0,251 1501,251 1501,0 0,0">
            <text:p/>
          </draw:polygon>
          <draw:polygon draw:style-name="gr2" draw:text-style-name="P2" draw:layer="layout" svg:width="1.5cm" svg:height="0.25cm" svg:x="6.5cm" svg:y="1.45cm" svg:viewBox="0 0 1501 251" draw:points="0,251 1501,251 1501,0 0,0">
            <text:p/>
          </draw:polygon>
        </draw:g>
        <draw:g>
          <draw:polygon draw:style-name="gr7" draw:text-style-name="P7" draw:layer="layout" svg:width="1.5cm" svg:height="0.25cm" svg:x="6.5cm" svg:y="1.95cm" svg:viewBox="0 0 1501 251" draw:points="0,251 1501,251 1501,0 0,0">
            <text:p/>
          </draw:polygon>
          <draw:polygon draw:style-name="gr2" draw:text-style-name="P2" draw:layer="layout" svg:width="1.5cm" svg:height="0.25cm" svg:x="6.5cm" svg:y="1.95cm" svg:viewBox="0 0 1501 251" draw:points="0,251 1501,251 1501,0 0,0">
            <text:p/>
          </draw:polygon>
        </draw:g>
        <draw:g>
          <draw:polygon draw:style-name="gr5" draw:text-style-name="P5" draw:layer="layout" svg:width="1cm" svg:height="0.25cm" svg:x="6.5cm" svg:y="2.45cm" svg:viewBox="0 0 1001 251" draw:points="0,251 1001,251 1001,0 0,0">
            <text:p/>
          </draw:polygon>
          <draw:polygon draw:style-name="gr2" draw:text-style-name="P2" draw:layer="layout" svg:width="1cm" svg:height="0.25cm" svg:x="6.5cm" svg:y="2.45cm" svg:viewBox="0 0 1001 251" draw:points="0,251 1001,251 1001,0 0,0">
            <text:p/>
          </draw:polygon>
        </draw:g>
        <draw:g>
          <draw:polygon draw:style-name="gr5" draw:text-style-name="P5" draw:layer="layout" svg:width="0.5cm" svg:height="0.25cm" svg:x="6.5cm" svg:y="2.95cm" svg:viewBox="0 0 501 251" draw:points="0,251 501,251 501,0 0,0">
            <text:p/>
          </draw:polygon>
          <draw:polygon draw:style-name="gr2" draw:text-style-name="P2" draw:layer="layout" svg:width="0.5cm" svg:height="0.25cm" svg:x="6.5cm" svg:y="2.95cm" svg:viewBox="0 0 501 251" draw:points="0,251 501,251 501,0 0,0">
            <text:p/>
          </draw:polygon>
        </draw:g>
        <draw:g>
          <draw:polygon draw:style-name="gr8" draw:text-style-name="P8" draw:layer="layout" svg:width="0.5cm" svg:height="0.25cm" svg:x="7cm" svg:y="3.45cm" svg:viewBox="0 0 501 251" draw:points="0,251 501,251 501,0 0,0">
            <text:p/>
          </draw:polygon>
          <draw:polygon draw:style-name="gr2" draw:text-style-name="P2" draw:layer="layout" svg:width="0.5cm" svg:height="0.25cm" svg:x="7cm" svg:y="3.45cm" svg:viewBox="0 0 501 251" draw:points="0,251 501,251 501,0 0,0">
            <text:p/>
          </draw:polygon>
        </draw:g>
        <draw:g>
          <draw:polygon draw:style-name="gr8" draw:text-style-name="P8" draw:layer="layout" svg:width="0.5cm" svg:height="0.25cm" svg:x="7cm" svg:y="3.95cm" svg:viewBox="0 0 501 251" draw:points="0,251 501,251 501,0 0,0">
            <text:p/>
          </draw:polygon>
          <draw:polygon draw:style-name="gr2" draw:text-style-name="P2" draw:layer="layout" svg:width="0.5cm" svg:height="0.25cm" svg:x="7cm" svg:y="3.95cm" svg:viewBox="0 0 501 251" draw:points="0,251 501,251 501,0 0,0">
            <text:p/>
          </draw:polygon>
        </draw:g>
        <draw:frame draw:style-name="gr1" draw:text-style-name="P2" draw:layer="layout" svg:width="2.611cm" svg:height="0.33cm" svg:x="2.945cm" svg:y="1.394cm">
          <draw:text-box>
            <text:p text:style-name="P1"><text:span text:style-name="T1">Instruction fetch</text:span></text:p>
          </draw:text-box>
        </draw:frame>
        <draw:frame draw:style-name="gr1" draw:text-style-name="P2" draw:layer="layout" svg:width="2.75cm" svg:height="0.33cm" svg:x="2.275cm" svg:y="4.394cm">
          <draw:text-box>
            <text:p text:style-name="P1"><text:span text:style-name="T1">Increment PC and update PC/L</text:span></text:p>
          </draw:text-box>
        </draw:frame>
        <draw:frame draw:style-name="gr1" draw:text-style-name="P2" draw:layer="layout" svg:width="1.443cm" svg:height="0.33cm" svg:x="4.807cm" svg:y="4.394cm">
          <draw:text-box>
            <text:p text:style-name="P6"><text:span text:style-name="T1">LD INC</text:span></text:p>
          </draw:text-box>
        </draw:frame>
        <draw:frame draw:style-name="gr1" draw:text-style-name="P2" draw:layer="layout" svg:width="1.443cm" svg:height="0.33cm" svg:x="4.807cm" svg:y="4.894cm">
          <draw:text-box>
            <text:p text:style-name="P6"><text:span text:style-name="T1">SEL INCI</text:span></text:p>
          </draw:text-box>
        </draw:frame>
        <draw:frame draw:style-name="gr1" draw:text-style-name="P2" draw:layer="layout" svg:width="1.443cm" svg:height="0.33cm" svg:x="4.807cm" svg:y="5.394cm">
          <draw:text-box>
            <text:p text:style-name="P6"><text:span text:style-name="T1">LD PC/L</text:span></text:p>
          </draw:text-box>
        </draw:frame>
        <draw:frame draw:style-name="gr1" draw:text-style-name="P2" draw:layer="layout" svg:width="1.443cm" svg:height="0.33cm" svg:x="4.807cm" svg:y="6.409cm">
          <draw:text-box>
            <text:p text:style-name="P6"><text:span text:style-name="T1">SEL LA</text:span></text:p>
          </draw:text-box>
        </draw:frame>
        <draw:g>
          <draw:polygon draw:style-name="gr5" draw:text-style-name="P5" draw:layer="layout" svg:width="0.5cm" svg:height="0.25cm" svg:x="6.5cm" svg:y="4.45cm" svg:viewBox="0 0 501 251" draw:points="0,251 501,251 501,0 0,0">
            <text:p/>
          </draw:polygon>
          <draw:polygon draw:style-name="gr2" draw:text-style-name="P2" draw:layer="layout" svg:width="0.5cm" svg:height="0.25cm" svg:x="6.5cm" svg:y="4.45cm" svg:viewBox="0 0 501 251" draw:points="0,251 501,251 501,0 0,0">
            <text:p/>
          </draw:polygon>
        </draw:g>
        <draw:g>
          <draw:polygon draw:style-name="gr7" draw:text-style-name="P7" draw:layer="layout" svg:width="0.5cm" svg:height="0.25cm" svg:x="7cm" svg:y="4.95cm" svg:viewBox="0 0 501 251" draw:points="0,251 501,251 501,0 0,0">
            <text:p/>
          </draw:polygon>
          <draw:polygon draw:style-name="gr2" draw:text-style-name="P2" draw:layer="layout" svg:width="0.5cm" svg:height="0.25cm" svg:x="7cm" svg:y="4.95cm" svg:viewBox="0 0 501 251" draw:points="0,251 501,251 501,0 0,0">
            <text:p/>
          </draw:polygon>
        </draw:g>
        <draw:g>
          <draw:polygon draw:style-name="gr5" draw:text-style-name="P5" draw:layer="layout" svg:width="0.5cm" svg:height="0.25cm" svg:x="8cm" svg:y="5.45cm" svg:viewBox="0 0 501 251" draw:points="0,251 501,251 501,0 0,0">
            <text:p/>
          </draw:polygon>
          <draw:polygon draw:style-name="gr2" draw:text-style-name="P2" draw:layer="layout" svg:width="0.5cm" svg:height="0.25cm" svg:x="8cm" svg:y="5.45cm" svg:viewBox="0 0 501 251" draw:points="0,251 501,251 501,0 0,0">
            <text:p/>
          </draw:polygon>
        </draw:g>
        <draw:g>
          <draw:polygon draw:style-name="gr7" draw:text-style-name="P7" draw:layer="layout" svg:width="0.5cm" svg:height="0.25cm" svg:x="8.5cm" svg:y="6.45cm" svg:viewBox="0 0 501 251" draw:points="0,251 501,251 501,0 0,0">
            <text:p/>
          </draw:polygon>
          <draw:polygon draw:style-name="gr2" draw:text-style-name="P2" draw:layer="layout" svg:width="0.5cm" svg:height="0.25cm" svg:x="8.5cm" svg:y="6.45cm" svg:viewBox="0 0 501 251" draw:points="0,251 501,251 501,0 0,0">
            <text:p/>
          </draw:polygon>
        </draw:g>
        <draw:frame draw:style-name="gr1" draw:text-style-name="P2" draw:layer="layout" svg:width="1.443cm" svg:height="0.33cm" svg:x="4.807cm" svg:y="6.909cm">
          <draw:text-box>
            <text:p text:style-name="P6"><text:span text:style-name="T1">SEL INCO</text:span></text:p>
          </draw:text-box>
        </draw:frame>
        <draw:g>
          <draw:polygon draw:style-name="gr7" draw:text-style-name="P7" draw:layer="layout" svg:width="0.5cm" svg:height="0.25cm" svg:x="8.5cm" svg:y="6.95cm" svg:viewBox="0 0 501 251" draw:points="0,251 501,251 501,0 0,0">
            <text:p/>
          </draw:polygon>
          <draw:polygon draw:style-name="gr2" draw:text-style-name="P2" draw:layer="layout" svg:width="0.5cm" svg:height="0.25cm" svg:x="8.5cm" svg:y="6.95cm" svg:viewBox="0 0 501 251" draw:points="0,251 501,251 501,0 0,0">
            <text:p/>
          </draw:polygon>
        </draw:g>
        <draw:frame draw:style-name="gr1" draw:text-style-name="P2" draw:layer="layout" svg:width="2.75cm" svg:height="0.33cm" svg:x="2.25cm" svg:y="7.409cm">
          <draw:text-box>
            <text:p text:style-name="P6"><text:span text:style-name="T1">MOV Gd, Gs</text:span></text:p>
          </draw:text-box>
        </draw:frame>
        <draw:frame draw:style-name="gr1" draw:text-style-name="P2" draw:layer="layout" svg:width="1.443cm" svg:height="0.33cm" svg:x="4.807cm" svg:y="7.409cm">
          <draw:text-box>
            <text:p text:style-name="P6"><text:span text:style-name="T1">LD Gd</text:span></text:p>
          </draw:text-box>
        </draw:frame>
        <draw:frame draw:style-name="gr1" draw:text-style-name="P2" draw:layer="layout" svg:width="1.443cm" svg:height="0.33cm" svg:x="4.807cm" svg:y="7.909cm">
          <draw:text-box>
            <text:p text:style-name="P6"><text:span text:style-name="T1">SEL Gd</text:span></text:p>
          </draw:text-box>
        </draw:frame>
        <draw:frame draw:style-name="gr1" draw:text-style-name="P2" draw:layer="layout" svg:width="1.443cm" svg:height="0.33cm" svg:x="4.807cm" svg:y="8.409cm">
          <draw:text-box>
            <text:p text:style-name="P6"><text:span text:style-name="T1">SEL Gs</text:span></text:p>
          </draw:text-box>
        </draw:frame>
        <draw:g>
          <draw:polygon draw:style-name="gr5" draw:text-style-name="P5" draw:layer="layout" svg:width="0.5cm" svg:height="0.25cm" svg:x="9cm" svg:y="7.45cm" svg:viewBox="0 0 501 251" draw:points="0,251 501,251 501,0 0,0">
            <text:p/>
          </draw:polygon>
          <draw:polygon draw:style-name="gr2" draw:text-style-name="P2" draw:layer="layout" svg:width="0.5cm" svg:height="0.25cm" svg:x="9cm" svg:y="7.45cm" svg:viewBox="0 0 501 251" draw:points="0,251 501,251 501,0 0,0">
            <text:p/>
          </draw:polygon>
        </draw:g>
        <draw:g>
          <draw:polygon draw:style-name="gr8" draw:text-style-name="P8" draw:layer="layout" svg:width="0.5cm" svg:height="0.25cm" svg:x="9.5cm" svg:y="7.95cm" svg:viewBox="0 0 501 251" draw:points="0,251 501,251 501,0 0,0">
            <text:p/>
          </draw:polygon>
          <draw:polygon draw:style-name="gr2" draw:text-style-name="P2" draw:layer="layout" svg:width="0.5cm" svg:height="0.25cm" svg:x="9.5cm" svg:y="7.95cm" svg:viewBox="0 0 501 251" draw:points="0,251 501,251 501,0 0,0">
            <text:p/>
          </draw:polygon>
        </draw:g>
        <draw:g>
          <draw:polygon draw:style-name="gr8" draw:text-style-name="P8" draw:layer="layout" svg:width="0.5cm" svg:height="0.25cm" svg:x="9.5cm" svg:y="8.45cm" svg:viewBox="0 0 501 251" draw:points="0,251 501,251 501,0 0,0">
            <text:p/>
          </draw:polygon>
          <draw:polygon draw:style-name="gr2" draw:text-style-name="P2" draw:layer="layout" svg:width="0.5cm" svg:height="0.25cm" svg:x="9.5cm" svg:y="8.45cm" svg:viewBox="0 0 501 251" draw:points="0,251 501,251 501,0 0,0">
            <text:p/>
          </draw:polygon>
        </draw:g>
        <draw:line draw:style-name="gr2" draw:text-style-name="P2" draw:layer="layout" svg:x1="6.25cm" svg:y1="9.7cm" svg:x2="11.75cm" svg:y2="9.7cm">
          <text:p/>
        </draw:line>
        <draw:line draw:style-name="gr2" draw:text-style-name="P2" draw:layer="layout" svg:x1="6.25cm" svg:y1="10.2cm" svg:x2="11.75cm" svg:y2="10.2cm">
          <text:p/>
        </draw:line>
        <draw:line draw:style-name="gr2" draw:text-style-name="P2" draw:layer="layout" svg:x1="6.25cm" svg:y1="10.7cm" svg:x2="11.75cm" svg:y2="10.7cm">
          <text:p/>
        </draw:line>
        <draw:line draw:style-name="gr2" draw:text-style-name="P2" draw:layer="layout" svg:x1="6.25cm" svg:y1="11.2cm" svg:x2="11.75cm" svg:y2="11.2cm">
          <text:p/>
        </draw:line>
        <draw:line draw:style-name="gr2" draw:text-style-name="P2" draw:layer="layout" svg:x1="6.25cm" svg:y1="12.2cm" svg:x2="11.75cm" svg:y2="12.2cm">
          <text:p/>
        </draw:line>
        <draw:line draw:style-name="gr2" draw:text-style-name="P2" draw:layer="layout" svg:x1="6.25cm" svg:y1="12.7cm" svg:x2="11.75cm" svg:y2="12.7cm">
          <text:p/>
        </draw:line>
        <draw:line draw:style-name="gr2" draw:text-style-name="P2" draw:layer="layout" svg:x1="6.25cm" svg:y1="13.2cm" svg:x2="11.75cm" svg:y2="13.2cm">
          <text:p/>
        </draw:line>
        <draw:line draw:style-name="gr2" draw:text-style-name="P2" draw:layer="layout" svg:x1="6.25cm" svg:y1="13.7cm" svg:x2="11.75cm" svg:y2="13.7cm">
          <text:p/>
        </draw:line>
        <draw:line draw:style-name="gr2" draw:text-style-name="P2" draw:layer="layout" svg:x1="6.25cm" svg:y1="14.2cm" svg:x2="11.75cm" svg:y2="14.2cm">
          <text:p/>
        </draw:line>
        <draw:line draw:style-name="gr2" draw:text-style-name="P2" draw:layer="layout" svg:x1="6.25cm" svg:y1="14.7cm" svg:x2="11.75cm" svg:y2="14.7cm">
          <text:p/>
        </draw:line>
        <draw:line draw:style-name="gr2" draw:text-style-name="P2" draw:layer="layout" svg:x1="6.25cm" svg:y1="15.2cm" svg:x2="11.75cm" svg:y2="15.2cm">
          <text:p/>
        </draw:line>
        <draw:line draw:style-name="gr2" draw:text-style-name="P2" draw:layer="layout" svg:x1="6.25cm" svg:y1="15.7cm" svg:x2="11.75cm" svg:y2="15.7cm">
          <text:p/>
        </draw:line>
        <draw:line draw:style-name="gr2" draw:text-style-name="P2" draw:layer="layout" svg:x1="6.25cm" svg:y1="16.2cm" svg:x2="11.75cm" svg:y2="16.2cm">
          <text:p/>
        </draw:line>
        <draw:line draw:style-name="gr2" draw:text-style-name="P2" draw:layer="layout" svg:x1="6.25cm" svg:y1="16.7cm" svg:x2="11.75cm" svg:y2="16.7cm">
          <text:p/>
        </draw:line>
        <draw:line draw:style-name="gr2" draw:text-style-name="P2" draw:layer="layout" svg:x1="6.25cm" svg:y1="17.2cm" svg:x2="11.75cm" svg:y2="17.2cm">
          <text:p/>
        </draw:line>
        <draw:line draw:style-name="gr2" draw:text-style-name="P2" draw:layer="layout" svg:x1="6.25cm" svg:y1="17.7cm" svg:x2="11.75cm" svg:y2="17.7cm">
          <text:p/>
        </draw:line>
        <draw:line draw:style-name="gr2" draw:text-style-name="P2" draw:layer="layout" svg:x1="6.25cm" svg:y1="18.2cm" svg:x2="11.75cm" svg:y2="18.2cm">
          <text:p/>
        </draw:line>
        <draw:line draw:style-name="gr2" draw:text-style-name="P2" draw:layer="layout" svg:x1="6.25cm" svg:y1="18.7cm" svg:x2="11.75cm" svg:y2="18.7cm">
          <text:p/>
        </draw:line>
        <draw:line draw:style-name="gr2" draw:text-style-name="P2" draw:layer="layout" svg:x1="6.25cm" svg:y1="19.2cm" svg:x2="11.75cm" svg:y2="19.2cm">
          <text:p/>
        </draw:line>
        <draw:line draw:style-name="gr2" draw:text-style-name="P2" draw:layer="layout" svg:x1="6.25cm" svg:y1="19.7cm" svg:x2="11.75cm" svg:y2="19.7cm">
          <text:p/>
        </draw:line>
        <draw:line draw:style-name="gr2" draw:text-style-name="P2" draw:layer="layout" svg:x1="6.25cm" svg:y1="20.2cm" svg:x2="11.75cm" svg:y2="20.2cm">
          <text:p/>
        </draw:line>
        <draw:line draw:style-name="gr2" draw:text-style-name="P2" draw:layer="layout" svg:x1="6.25cm" svg:y1="20.7cm" svg:x2="11.75cm" svg:y2="20.7cm">
          <text:p/>
        </draw:line>
        <draw:line draw:style-name="gr2" draw:text-style-name="P2" draw:layer="layout" svg:x1="6.25cm" svg:y1="21.2cm" svg:x2="11.75cm" svg:y2="21.2cm">
          <text:p/>
        </draw:line>
        <draw:line draw:style-name="gr2" draw:text-style-name="P2" draw:layer="layout" svg:x1="6.25cm" svg:y1="21.7cm" svg:x2="11.75cm" svg:y2="21.7cm">
          <text:p/>
        </draw:line>
        <draw:line draw:style-name="gr2" draw:text-style-name="P2" draw:layer="layout" svg:x1="6.25cm" svg:y1="22.2cm" svg:x2="11.75cm" svg:y2="22.2cm">
          <text:p/>
        </draw:line>
        <draw:frame draw:style-name="gr1" draw:text-style-name="P2" draw:layer="layout" svg:width="2.75cm" svg:height="0.33cm" svg:x="2.225cm" svg:y="8.892cm">
          <draw:text-box>
            <text:p text:style-name="P6"><text:span text:style-name="T1">MOV [Cond,] Gd, Imm8</text:span></text:p>
          </draw:text-box>
        </draw:frame>
        <draw:frame draw:style-name="gr1" draw:text-style-name="P2" draw:layer="layout" svg:width="1.443cm" svg:height="0.33cm" svg:x="4.807cm" svg:y="8.909cm">
          <draw:text-box>
            <text:p text:style-name="P6"><text:span text:style-name="T1">LD Gd</text:span></text:p>
          </draw:text-box>
        </draw:frame>
        <draw:frame draw:style-name="gr1" draw:text-style-name="P2" draw:layer="layout" svg:width="1.443cm" svg:height="0.33cm" svg:x="4.807cm" svg:y="9.409cm">
          <draw:text-box>
            <text:p text:style-name="P6"><text:span text:style-name="T1">SEL Gd</text:span></text:p>
          </draw:text-box>
        </draw:frame>
        <draw:g>
          <draw:polygon draw:style-name="gr5" draw:text-style-name="P5" draw:layer="layout" svg:width="0.5cm" svg:height="0.25cm" svg:x="9cm" svg:y="8.95cm" svg:viewBox="0 0 501 251" draw:points="0,251 501,251 501,0 0,0">
            <text:p/>
          </draw:polygon>
          <draw:polygon draw:style-name="gr2" draw:text-style-name="P2" draw:layer="layout" svg:width="0.5cm" svg:height="0.25cm" svg:x="9cm" svg:y="8.95cm" svg:viewBox="0 0 501 251" draw:points="0,251 501,251 501,0 0,0">
            <text:p/>
          </draw:polygon>
        </draw:g>
        <draw:g>
          <draw:polygon draw:style-name="gr8" draw:text-style-name="P8" draw:layer="layout" svg:width="0.5cm" svg:height="0.25cm" svg:x="9.5cm" svg:y="9.45cm" svg:viewBox="0 0 501 251" draw:points="0,251 501,251 501,0 0,0">
            <text:p/>
          </draw:polygon>
          <draw:polygon draw:style-name="gr2" draw:text-style-name="P2" draw:layer="layout" svg:width="0.5cm" svg:height="0.25cm" svg:x="9.5cm" svg:y="9.45cm" svg:viewBox="0 0 501 251" draw:points="0,251 501,251 501,0 0,0">
            <text:p/>
          </draw:polygon>
        </draw:g>
        <draw:frame draw:style-name="gr1" draw:text-style-name="P2" draw:layer="layout" svg:width="1.443cm" svg:height="0.33cm" svg:x="4.779cm" svg:y="9.909cm">
          <draw:text-box>
            <text:p text:style-name="P6"><text:span text:style-name="T1">SEL INSTR8</text:span></text:p>
          </draw:text-box>
        </draw:frame>
        <draw:g>
          <draw:polygon draw:style-name="gr8" draw:text-style-name="P8" draw:layer="layout" svg:width="0.5cm" svg:height="0.25cm" svg:x="9.5cm" svg:y="9.95cm" svg:viewBox="0 0 501 251" draw:points="0,251 501,251 501,0 0,0">
            <text:p/>
          </draw:polygon>
          <draw:polygon draw:style-name="gr2" draw:text-style-name="P2" draw:layer="layout" svg:width="0.5cm" svg:height="0.25cm" svg:x="9.5cm" svg:y="9.95cm" svg:viewBox="0 0 501 251" draw:points="0,251 501,251 501,0 0,0">
            <text:p/>
          </draw:polygon>
        </draw:g>
        <draw:frame draw:style-name="gr1" draw:text-style-name="P2" draw:layer="layout" svg:width="2.75cm" svg:height="0.33cm" svg:x="2.225cm" svg:y="10.409cm">
          <draw:text-box>
            <text:p text:style-name="P6"><text:span text:style-name="T1">OP Gd, Gs1 [, Gs2/Imm3]</text:span></text:p>
          </draw:text-box>
        </draw:frame>
        <draw:frame draw:style-name="gr1" draw:text-style-name="P2" draw:layer="layout" svg:width="1.443cm" svg:height="0.33cm" svg:x="4.779cm" svg:y="10.409cm">
          <draw:text-box>
            <text:p text:style-name="P6"><text:span text:style-name="T1">SEL Gs1</text:span></text:p>
          </draw:text-box>
        </draw:frame>
        <draw:frame draw:style-name="gr1" draw:text-style-name="P2" draw:layer="layout" svg:width="1.443cm" svg:height="0.33cm" svg:x="4.757cm" svg:y="10.909cm">
          <draw:text-box>
            <text:p text:style-name="P6"><text:span text:style-name="T1">SEL Gs2/INSTR3</text:span></text:p>
          </draw:text-box>
        </draw:frame>
        <draw:g>
          <draw:polygon draw:style-name="gr8" draw:text-style-name="P8" draw:layer="layout" svg:width="1.5cm" svg:height="0.25cm" svg:x="8cm" svg:y="10.45cm" svg:viewBox="0 0 1501 251" draw:points="0,251 1501,251 1501,0 0,0">
            <text:p/>
          </draw:polygon>
          <draw:polygon draw:style-name="gr2" draw:text-style-name="P2" draw:layer="layout" svg:width="1.5cm" svg:height="0.25cm" svg:x="8cm" svg:y="10.45cm" svg:viewBox="0 0 1501 251" draw:points="0,251 1501,251 1501,0 0,0">
            <text:p/>
          </draw:polygon>
        </draw:g>
        <draw:g>
          <draw:polygon draw:style-name="gr8" draw:text-style-name="P8" draw:layer="layout" svg:width="1.5cm" svg:height="0.25cm" svg:x="8cm" svg:y="10.95cm" svg:viewBox="0 0 1501 251" draw:points="0,251 1501,251 1501,0 0,0">
            <text:p/>
          </draw:polygon>
          <draw:polygon draw:style-name="gr2" draw:text-style-name="P2" draw:layer="layout" svg:width="1.5cm" svg:height="0.25cm" svg:x="8cm" svg:y="10.95cm" svg:viewBox="0 0 1501 251" draw:points="0,251 1501,251 1501,0 0,0">
            <text:p/>
          </draw:polygon>
        </draw:g>
        <draw:frame draw:style-name="gr1" draw:text-style-name="P2" draw:layer="layout" svg:width="1.443cm" svg:height="0.33cm" svg:x="4.757cm" svg:y="11.909cm">
          <draw:text-box>
            <text:p text:style-name="P6"><text:span text:style-name="T1">SEL </text:span><text:span text:style-name="T1">ALU</text:span></text:p>
          </draw:text-box>
        </draw:frame>
        <draw:frame draw:style-name="gr1" draw:text-style-name="P2" draw:layer="layout" svg:width="1.443cm" svg:height="0.33cm" svg:x="4.757cm" svg:y="12.409cm">
          <draw:text-box>
            <text:p text:style-name="P6"><text:span text:style-name="T1">LD </text:span><text:span text:style-name="T1">RES</text:span></text:p>
          </draw:text-box>
        </draw:frame>
        <draw:frame draw:style-name="gr1" draw:text-style-name="P2" draw:layer="layout" svg:width="1.443cm" svg:height="0.33cm" svg:x="4.757cm" svg:y="12.909cm">
          <draw:text-box>
            <text:p text:style-name="P6"><text:span text:style-name="T1">LD </text:span><text:span text:style-name="T1">Gd</text:span></text:p>
          </draw:text-box>
        </draw:frame>
        <draw:frame draw:style-name="gr1" draw:text-style-name="P2" draw:layer="layout" svg:width="1.443cm" svg:height="0.33cm" svg:x="4.757cm" svg:y="13.409cm">
          <draw:text-box>
            <text:p text:style-name="P6"><text:span text:style-name="T1">SEL </text:span><text:span text:style-name="T1">RES</text:span></text:p>
          </draw:text-box>
        </draw:frame>
        <draw:frame draw:style-name="gr1" draw:text-style-name="P2" draw:layer="layout" svg:width="1.443cm" svg:height="0.33cm" svg:x="4.757cm" svg:y="13.909cm">
          <draw:text-box>
            <text:p text:style-name="P6"><text:span text:style-name="T1">SEL </text:span><text:span text:style-name="T1">Gd</text:span></text:p>
          </draw:text-box>
        </draw:frame>
        <draw:g>
          <draw:polygon draw:style-name="gr5" draw:text-style-name="P5" draw:layer="layout" svg:width="0.5cm" svg:height="0.25cm" svg:x="8.5cm" svg:y="11.95cm" svg:viewBox="0 0 501 251" draw:points="0,251 501,251 501,0 0,0">
            <text:p/>
          </draw:polygon>
          <draw:polygon draw:style-name="gr2" draw:text-style-name="P2" draw:layer="layout" svg:width="0.5cm" svg:height="0.25cm" svg:x="8.5cm" svg:y="11.95cm" svg:viewBox="0 0 501 251" draw:points="0,251 501,251 501,0 0,0">
            <text:p/>
          </draw:polygon>
        </draw:g>
        <draw:g>
          <draw:polygon draw:style-name="gr5" draw:text-style-name="P5" draw:layer="layout" svg:width="0.5cm" svg:height="0.25cm" svg:x="8cm" svg:y="12.45cm" svg:viewBox="0 0 501 251" draw:points="0,251 501,251 501,0 0,0">
            <text:p/>
          </draw:polygon>
          <draw:polygon draw:style-name="gr2" draw:text-style-name="P2" draw:layer="layout" svg:width="0.5cm" svg:height="0.25cm" svg:x="8cm" svg:y="12.45cm" svg:viewBox="0 0 501 251" draw:points="0,251 501,251 501,0 0,0">
            <text:p/>
          </draw:polygon>
        </draw:g>
        <draw:g>
          <draw:polygon draw:style-name="gr5" draw:text-style-name="P5" draw:layer="layout" svg:width="0.5cm" svg:height="0.25cm" svg:x="9.5cm" svg:y="12.95cm" svg:viewBox="0 0 501 251" draw:points="0,251 501,251 501,0 0,0">
            <text:p/>
          </draw:polygon>
          <draw:polygon draw:style-name="gr2" draw:text-style-name="P2" draw:layer="layout" svg:width="0.5cm" svg:height="0.25cm" svg:x="9.5cm" svg:y="12.95cm" svg:viewBox="0 0 501 251" draw:points="0,251 501,251 501,0 0,0">
            <text:p/>
          </draw:polygon>
        </draw:g>
        <draw:g>
          <draw:polygon draw:style-name="gr8" draw:text-style-name="P8" draw:layer="layout" svg:width="0.5cm" svg:height="0.25cm" svg:x="10cm" svg:y="13.45cm" svg:viewBox="0 0 501 251" draw:points="0,251 501,251 501,0 0,0">
            <text:p/>
          </draw:polygon>
          <draw:polygon draw:style-name="gr2" draw:text-style-name="P2" draw:layer="layout" svg:width="0.5cm" svg:height="0.25cm" svg:x="10cm" svg:y="13.45cm" svg:viewBox="0 0 501 251" draw:points="0,251 501,251 501,0 0,0">
            <text:p/>
          </draw:polygon>
        </draw:g>
        <draw:g>
          <draw:polygon draw:style-name="gr8" draw:text-style-name="P8" draw:layer="layout" svg:width="1.496cm" svg:height="0.25cm" svg:x="9.504cm" svg:y="13.95cm" svg:viewBox="0 0 1497 251" draw:points="0,251 1497,251 1497,0 0,0">
            <text:p/>
          </draw:polygon>
          <draw:polygon draw:style-name="gr2" draw:text-style-name="P2" draw:layer="layout" svg:width="1.496cm" svg:height="0.25cm" svg:x="9.504cm" svg:y="13.95cm" svg:viewBox="0 0 1497 251" draw:points="0,251 1497,251 1497,0 0,0">
            <text:p/>
          </draw:polygon>
        </draw:g>
        <draw:frame draw:style-name="gr1" draw:text-style-name="P2" draw:layer="layout" svg:width="2.75cm" svg:height="0.33cm" svg:x="2.25cm" svg:y="13.909cm">
          <draw:text-box>
            <text:p text:style-name="P6"><text:span text:style-name="T1">LOAD G, P/Imm8</text:span></text:p>
          </draw:text-box>
        </draw:frame>
        <draw:frame draw:style-name="gr1" draw:text-style-name="P2" draw:layer="layout" svg:width="1.443cm" svg:height="0.33cm" svg:x="4.757cm" svg:y="14.409cm">
          <draw:text-box>
            <text:p text:style-name="P6"><text:span text:style-name="T1">LD G</text:span></text:p>
          </draw:text-box>
        </draw:frame>
        <draw:g>
          <draw:polygon draw:style-name="gr5" draw:text-style-name="P5" draw:layer="layout" svg:width="0.5cm" svg:height="0.25cm" svg:x="8cm" svg:y="14.45cm" svg:viewBox="0 0 501 251" draw:points="0,251 501,251 501,0 0,0">
            <text:p/>
          </draw:polygon>
          <draw:polygon draw:style-name="gr2" draw:text-style-name="P2" draw:layer="layout" svg:width="0.5cm" svg:height="0.25cm" svg:x="8cm" svg:y="14.45cm" svg:viewBox="0 0 501 251" draw:points="0,251 501,251 501,0 0,0">
            <text:p/>
          </draw:polygon>
        </draw:g>
        <draw:frame draw:style-name="gr1" draw:text-style-name="P2" draw:layer="layout" svg:width="1.7cm" svg:height="0.33cm" svg:x="4.5cm" svg:y="14.909cm">
          <draw:text-box>
            <text:p text:style-name="P6"><text:span text:style-name="T1">SEL P/INSTR8A</text:span></text:p>
          </draw:text-box>
        </draw:frame>
        <draw:frame draw:style-name="gr1" draw:text-style-name="P2" draw:layer="layout" svg:width="1.7cm" svg:height="0.33cm" svg:x="4.5cm" svg:y="15.409cm">
          <draw:text-box>
            <text:p text:style-name="P6"><text:span text:style-name="T1">SEL MEMA</text:span></text:p>
          </draw:text-box>
        </draw:frame>
        <draw:frame draw:style-name="gr1" draw:text-style-name="P2" draw:layer="layout" svg:width="1.7cm" svg:height="0.33cm" svg:x="4.5cm" svg:y="15.909cm">
          <draw:text-box>
            <text:p text:style-name="P6"><text:span text:style-name="T1">MEM RD</text:span></text:p>
          </draw:text-box>
        </draw:frame>
        <draw:frame draw:style-name="gr1" draw:text-style-name="P2" draw:layer="layout" svg:width="1.7cm" svg:height="0.33cm" svg:x="4.5cm" svg:y="16.409cm">
          <draw:text-box>
            <text:p text:style-name="P6"><text:span text:style-name="T1">SEL MEMD</text:span></text:p>
          </draw:text-box>
        </draw:frame>
        <draw:frame draw:style-name="gr1" draw:text-style-name="P2" draw:layer="layout" svg:width="1.7cm" svg:height="0.33cm" svg:x="4.5cm" svg:y="16.909cm">
          <draw:text-box>
            <text:p text:style-name="P6"><text:span text:style-name="T1">SEL G</text:span></text:p>
          </draw:text-box>
        </draw:frame>
        <draw:g>
          <draw:polygon draw:style-name="gr7" draw:text-style-name="P7" draw:layer="layout" svg:width="1.5cm" svg:height="0.25cm" svg:x="9.5cm" svg:y="14.95cm" svg:viewBox="0 0 1501 251" draw:points="0,251 1501,251 1501,0 0,0">
            <text:p/>
          </draw:polygon>
          <draw:polygon draw:style-name="gr2" draw:text-style-name="P2" draw:layer="layout" svg:width="1.5cm" svg:height="0.25cm" svg:x="9.5cm" svg:y="14.95cm" svg:viewBox="0 0 1501 251" draw:points="0,251 1501,251 1501,0 0,0">
            <text:p/>
          </draw:polygon>
        </draw:g>
        <draw:g>
          <draw:polygon draw:style-name="gr7" draw:text-style-name="P7" draw:layer="layout" svg:width="1.5cm" svg:height="0.25cm" svg:x="9.5cm" svg:y="15.45cm" svg:viewBox="0 0 1501 251" draw:points="0,251 1501,251 1501,0 0,0">
            <text:p/>
          </draw:polygon>
          <draw:polygon draw:style-name="gr2" draw:text-style-name="P2" draw:layer="layout" svg:width="1.5cm" svg:height="0.25cm" svg:x="9.5cm" svg:y="15.45cm" svg:viewBox="0 0 1501 251" draw:points="0,251 1501,251 1501,0 0,0">
            <text:p/>
          </draw:polygon>
        </draw:g>
        <draw:g>
          <draw:polygon draw:style-name="gr5" draw:text-style-name="P5" draw:layer="layout" svg:width="0.5cm" svg:height="0.25cm" svg:x="10cm" svg:y="15.95cm" svg:viewBox="0 0 501 251" draw:points="0,251 501,251 501,0 0,0">
            <text:p/>
          </draw:polygon>
          <draw:polygon draw:style-name="gr2" draw:text-style-name="P2" draw:layer="layout" svg:width="0.5cm" svg:height="0.25cm" svg:x="10cm" svg:y="15.95cm" svg:viewBox="0 0 501 251" draw:points="0,251 501,251 501,0 0,0">
            <text:p/>
          </draw:polygon>
        </draw:g>
        <draw:g>
          <draw:polygon draw:style-name="gr8" draw:text-style-name="P8" draw:layer="layout" svg:width="1.484cm" svg:height="0.25cm" svg:x="9.504cm" svg:y="16.45cm" svg:viewBox="0 0 1485 251" draw:points="0,251 1485,251 1485,0 0,0">
            <text:p/>
          </draw:polygon>
          <draw:polygon draw:style-name="gr2" draw:text-style-name="P2" draw:layer="layout" svg:width="1.484cm" svg:height="0.25cm" svg:x="9.504cm" svg:y="16.45cm" svg:viewBox="0 0 1485 251" draw:points="0,251 1485,251 1485,0 0,0">
            <text:p/>
          </draw:polygon>
        </draw:g>
        <draw:g>
          <draw:polygon draw:style-name="gr8" draw:text-style-name="P8" draw:layer="layout" svg:width="1.496cm" svg:height="0.25cm" svg:x="9.504cm" svg:y="16.95cm" svg:viewBox="0 0 1497 251" draw:points="0,251 1497,251 1497,0 0,0">
            <text:p/>
          </draw:polygon>
          <draw:polygon draw:style-name="gr2" draw:text-style-name="P2" draw:layer="layout" svg:width="1.496cm" svg:height="0.25cm" svg:x="9.504cm" svg:y="16.95cm" svg:viewBox="0 0 1497 251" draw:points="0,251 1497,251 1497,0 0,0">
            <text:p/>
          </draw:polygon>
        </draw:g>
        <draw:frame draw:style-name="gr1" draw:text-style-name="P2" draw:layer="layout" svg:width="2.75cm" svg:height="0.33cm" svg:x="1.75cm" svg:y="16.909cm">
          <draw:text-box>
            <text:p text:style-name="P6"><text:span text:style-name="T1">STORE G, P/Imm8</text:span></text:p>
          </draw:text-box>
        </draw:frame>
        <draw:frame draw:style-name="gr1" draw:text-style-name="P2" draw:layer="layout" svg:width="1.7cm" svg:height="0.33cm" svg:x="4.5cm" svg:y="17.409cm">
          <draw:text-box>
            <text:p text:style-name="P6"><text:span text:style-name="T1">SEL P/INSTR8A</text:span></text:p>
          </draw:text-box>
        </draw:frame>
        <draw:frame draw:style-name="gr1" draw:text-style-name="P2" draw:layer="layout" svg:width="1.7cm" svg:height="0.33cm" svg:x="4.5cm" svg:y="17.909cm">
          <draw:text-box>
            <text:p text:style-name="P6"><text:span text:style-name="T1">SEL MEMA</text:span></text:p>
          </draw:text-box>
        </draw:frame>
        <draw:g>
          <draw:polygon draw:style-name="gr7" draw:text-style-name="P7" draw:layer="layout" svg:width="1.5cm" svg:height="0.25cm" svg:x="9.5cm" svg:y="17.45cm" svg:viewBox="0 0 1501 251" draw:points="0,251 1501,251 1501,0 0,0">
            <text:p/>
          </draw:polygon>
          <draw:polygon draw:style-name="gr2" draw:text-style-name="P2" draw:layer="layout" svg:width="1.5cm" svg:height="0.25cm" svg:x="9.5cm" svg:y="17.45cm" svg:viewBox="0 0 1501 251" draw:points="0,251 1501,251 1501,0 0,0">
            <text:p/>
          </draw:polygon>
        </draw:g>
        <draw:g>
          <draw:polygon draw:style-name="gr7" draw:text-style-name="P7" draw:layer="layout" svg:width="1.5cm" svg:height="0.25cm" svg:x="9.5cm" svg:y="17.95cm" svg:viewBox="0 0 1501 251" draw:points="0,251 1501,251 1501,0 0,0">
            <text:p/>
          </draw:polygon>
          <draw:polygon draw:style-name="gr2" draw:text-style-name="P2" draw:layer="layout" svg:width="1.5cm" svg:height="0.25cm" svg:x="9.5cm" svg:y="17.95cm" svg:viewBox="0 0 1501 251" draw:points="0,251 1501,251 1501,0 0,0">
            <text:p/>
          </draw:polygon>
        </draw:g>
        <draw:frame draw:style-name="gr1" draw:text-style-name="P2" draw:layer="layout" svg:width="1.7cm" svg:height="0.33cm" svg:x="4.5cm" svg:y="18.409cm">
          <draw:text-box>
            <text:p text:style-name="P6"><text:span text:style-name="T1">MEM WR</text:span></text:p>
          </draw:text-box>
        </draw:frame>
        <draw:frame draw:style-name="gr1" draw:text-style-name="P2" draw:layer="layout" svg:width="1.7cm" svg:height="0.33cm" svg:x="4.5cm" svg:y="18.909cm">
          <draw:text-box>
            <text:p text:style-name="P6"><text:span text:style-name="T1">SEL MEMD</text:span></text:p>
          </draw:text-box>
        </draw:frame>
        <draw:frame draw:style-name="gr1" draw:text-style-name="P2" draw:layer="layout" svg:width="1.7cm" svg:height="0.33cm" svg:x="4.5cm" svg:y="19.409cm">
          <draw:text-box>
            <text:p text:style-name="P6"><text:span text:style-name="T1">SEL G</text:span></text:p>
          </draw:text-box>
        </draw:frame>
        <draw:g>
          <draw:polygon draw:style-name="gr5" draw:text-style-name="P5" draw:layer="layout" svg:width="0.5cm" svg:height="0.25cm" svg:x="10cm" svg:y="18.45cm" svg:viewBox="0 0 501 251" draw:points="0,251 501,251 501,0 0,0">
            <text:p/>
          </draw:polygon>
          <draw:polygon draw:style-name="gr2" draw:text-style-name="P2" draw:layer="layout" svg:width="0.5cm" svg:height="0.25cm" svg:x="10cm" svg:y="18.45cm" svg:viewBox="0 0 501 251" draw:points="0,251 501,251 501,0 0,0">
            <text:p/>
          </draw:polygon>
        </draw:g>
        <draw:g>
          <draw:polygon draw:style-name="gr8" draw:text-style-name="P8" draw:layer="layout" svg:width="1.484cm" svg:height="0.25cm" svg:x="9.504cm" svg:y="18.95cm" svg:viewBox="0 0 1485 251" draw:points="0,251 1485,251 1485,0 0,0">
            <text:p/>
          </draw:polygon>
          <draw:polygon draw:style-name="gr2" draw:text-style-name="P2" draw:layer="layout" svg:width="1.484cm" svg:height="0.25cm" svg:x="9.504cm" svg:y="18.95cm" svg:viewBox="0 0 1485 251" draw:points="0,251 1485,251 1485,0 0,0">
            <text:p/>
          </draw:polygon>
        </draw:g>
        <draw:g>
          <draw:polygon draw:style-name="gr8" draw:text-style-name="P8" draw:layer="layout" svg:width="1cm" svg:height="0.25cm" svg:x="10cm" svg:y="19.45cm" svg:viewBox="0 0 1001 251" draw:points="0,251 1001,251 1001,0 0,0">
            <text:p/>
          </draw:polygon>
          <draw:polygon draw:style-name="gr2" draw:text-style-name="P2" draw:layer="layout" svg:width="1cm" svg:height="0.25cm" svg:x="10cm" svg:y="19.45cm" svg:viewBox="0 0 1001 251" draw:points="0,251 1001,251 1001,0 0,0">
            <text:p/>
          </draw:polygon>
        </draw:g>
        <draw:frame draw:style-name="gr1" draw:text-style-name="P2" draw:layer="layout" svg:width="2.75cm" svg:height="0.33cm" svg:x="2.025cm" svg:y="19.412cm">
          <draw:text-box>
            <text:p text:style-name="P6"><text:span text:style-name="T1">JMP Cond, Imm8</text:span></text:p>
          </draw:text-box>
        </draw:frame>
        <draw:frame draw:style-name="gr1" draw:text-style-name="P2" draw:layer="layout" svg:width="1.7cm" svg:height="0.33cm" svg:x="4.5cm" svg:y="20.412cm">
          <draw:text-box>
            <text:p text:style-name="P6"><text:span text:style-name="T1">SEL INSTR8</text:span></text:p>
          </draw:text-box>
        </draw:frame>
        <draw:g>
          <draw:polygon draw:style-name="gr8" draw:text-style-name="P8" draw:layer="layout" svg:width="0.5cm" svg:height="0.25cm" svg:x="9.5cm" svg:y="20.45cm" svg:viewBox="0 0 501 251" draw:points="0,251 501,251 501,0 0,0">
            <text:p/>
          </draw:polygon>
          <draw:polygon draw:style-name="gr2" draw:text-style-name="P2" draw:layer="layout" svg:width="0.5cm" svg:height="0.25cm" svg:x="9.5cm" svg:y="20.45cm" svg:viewBox="0 0 501 251" draw:points="0,251 501,251 501,0 0,0">
            <text:p/>
          </draw:polygon>
        </draw:g>
        <draw:frame draw:style-name="gr1" draw:text-style-name="P2" draw:layer="layout" svg:width="1.7cm" svg:height="0.33cm" svg:x="4.5cm" svg:y="20.911cm">
          <draw:text-box>
            <text:p text:style-name="P6"><text:span text:style-name="T1">SEL PC</text:span></text:p>
          </draw:text-box>
        </draw:frame>
        <draw:g>
          <draw:polygon draw:style-name="gr8" draw:text-style-name="P8" draw:layer="layout" svg:width="0.5cm" svg:height="0.25cm" svg:x="9.5cm" svg:y="20.95cm" svg:viewBox="0 0 501 251" draw:points="0,251 501,251 501,0 0,0">
            <text:p/>
          </draw:polygon>
          <draw:polygon draw:style-name="gr2" draw:text-style-name="P2" draw:layer="layout" svg:width="0.5cm" svg:height="0.25cm" svg:x="9.5cm" svg:y="20.95cm" svg:viewBox="0 0 501 251" draw:points="0,251 501,251 501,0 0,0">
            <text:p/>
          </draw:polygon>
        </draw:g>
        <draw:frame draw:style-name="gr1" draw:text-style-name="P2" draw:layer="layout" svg:width="1.7cm" svg:height="0.33cm" svg:x="4.5cm" svg:y="19.911cm">
          <draw:text-box>
            <text:p text:style-name="P6"><text:span text:style-name="T1">LD PC</text:span></text:p>
          </draw:text-box>
        </draw:frame>
        <draw:g>
          <draw:polygon draw:style-name="gr5" draw:text-style-name="P5" draw:layer="layout" svg:width="0.5cm" svg:height="0.25cm" svg:x="9cm" svg:y="19.95cm" svg:viewBox="0 0 501 251" draw:points="0,251 501,251 501,0 0,0">
            <text:p/>
          </draw:polygon>
          <draw:polygon draw:style-name="gr2" draw:text-style-name="P2" draw:layer="layout" svg:width="0.5cm" svg:height="0.25cm" svg:x="9cm" svg:y="19.95cm" svg:viewBox="0 0 501 251" draw:points="0,251 501,251 501,0 0,0">
            <text:p/>
          </draw:polygon>
        </draw:g>
        <draw:frame draw:style-name="gr1" draw:text-style-name="P2" draw:layer="layout" svg:width="2.75cm" svg:height="0.33cm" svg:x="2.525cm" svg:y="21.412cm">
          <draw:text-box>
            <text:p text:style-name="P6"><text:span text:style-name="T1">CALL Imm8</text:span></text:p>
          </draw:text-box>
        </draw:frame>
        <draw:frame draw:style-name="gr1" draw:text-style-name="P2" draw:layer="layout" svg:width="1.7cm" svg:height="0.33cm" svg:x="4.5cm" svg:y="21.911cm">
          <draw:text-box>
            <text:p text:style-name="P6"><text:span text:style-name="T1">SEL INSTR8</text:span></text:p>
          </draw:text-box>
        </draw:frame>
        <draw:g>
          <draw:polygon draw:style-name="gr8" draw:text-style-name="P8" draw:layer="layout" svg:width="0.5cm" svg:height="0.25cm" svg:x="9.5cm" svg:y="21.95cm" svg:viewBox="0 0 501 251" draw:points="0,251 501,251 501,0 0,0">
            <text:p/>
          </draw:polygon>
          <draw:polygon draw:style-name="gr2" draw:text-style-name="P2" draw:layer="layout" svg:width="0.5cm" svg:height="0.25cm" svg:x="9.5cm" svg:y="21.95cm" svg:viewBox="0 0 501 251" draw:points="0,251 501,251 501,0 0,0">
            <text:p/>
          </draw:polygon>
        </draw:g>
        <draw:frame draw:style-name="gr1" draw:text-style-name="P2" draw:layer="layout" svg:width="1.7cm" svg:height="0.33cm" svg:x="4.5cm" svg:y="22.412cm">
          <draw:text-box>
            <text:p text:style-name="P6"><text:span text:style-name="T1">SEL PC</text:span></text:p>
          </draw:text-box>
        </draw:frame>
        <draw:g>
          <draw:polygon draw:style-name="gr8" draw:text-style-name="P8" draw:layer="layout" svg:width="0.5cm" svg:height="0.25cm" svg:x="9.5cm" svg:y="22.45cm" svg:viewBox="0 0 501 251" draw:points="0,251 501,251 501,0 0,0">
            <text:p/>
          </draw:polygon>
          <draw:polygon draw:style-name="gr2" draw:text-style-name="P2" draw:layer="layout" svg:width="0.5cm" svg:height="0.25cm" svg:x="9.5cm" svg:y="22.45cm" svg:viewBox="0 0 501 251" draw:points="0,251 501,251 501,0 0,0">
            <text:p/>
          </draw:polygon>
        </draw:g>
        <draw:frame draw:style-name="gr1" draw:text-style-name="P2" draw:layer="layout" svg:width="1.7cm" svg:height="0.33cm" svg:x="4.5cm" svg:y="21.412cm">
          <draw:text-box>
            <text:p text:style-name="P6"><text:span text:style-name="T1">LD PC</text:span></text:p>
          </draw:text-box>
        </draw:frame>
        <draw:g>
          <draw:polygon draw:style-name="gr5" draw:text-style-name="P5" draw:layer="layout" svg:width="0.5cm" svg:height="0.25cm" svg:x="9cm" svg:y="21.45cm" svg:viewBox="0 0 501 251" draw:points="0,251 501,251 501,0 0,0">
            <text:p/>
          </draw:polygon>
          <draw:polygon draw:style-name="gr2" draw:text-style-name="P2" draw:layer="layout" svg:width="0.5cm" svg:height="0.25cm" svg:x="9cm" svg:y="21.45cm" svg:viewBox="0 0 501 251" draw:points="0,251 501,251 501,0 0,0">
            <text:p/>
          </draw:polygon>
        </draw:g>
        <draw:line draw:style-name="gr2" draw:text-style-name="P2" draw:layer="layout" svg:x1="6.25cm" svg:y1="22.7cm" svg:x2="11.75cm" svg:y2="22.7cm">
          <text:p/>
        </draw:line>
        <draw:line draw:style-name="gr2" draw:text-style-name="P2" draw:layer="layout" svg:x1="6.25cm" svg:y1="23.2cm" svg:x2="11.75cm" svg:y2="23.2cm">
          <text:p/>
        </draw:line>
        <draw:frame draw:style-name="gr1" draw:text-style-name="P2" draw:layer="layout" svg:width="2.75cm" svg:height="0.33cm" svg:x="2.5cm" svg:y="22.944cm">
          <draw:text-box>
            <text:p text:style-name="P6"><text:span text:style-name="T1">HALT</text:span></text:p>
          </draw:text-box>
        </draw:frame>
        <draw:frame draw:style-name="gr1" draw:text-style-name="P2" draw:layer="layout" svg:width="1.7cm" svg:height="0.33cm" svg:x="4.55cm" svg:y="22.911cm">
          <draw:text-box>
            <text:p text:style-name="P6"><text:span text:style-name="T1">HALT</text:span></text:p>
          </draw:text-box>
        </draw:frame>
        <draw:g>
          <draw:polygon draw:style-name="gr5" draw:text-style-name="P5" draw:layer="layout" svg:width="0.5cm" svg:height="0.25cm" svg:x="8.5cm" svg:y="22.95cm" svg:viewBox="0 0 501 251" draw:points="0,251 501,251 501,0 0,0">
            <text:p/>
          </draw:polygon>
          <draw:polygon draw:style-name="gr2" draw:text-style-name="P2" draw:layer="layout" svg:width="0.5cm" svg:height="0.25cm" svg:x="8.5cm" svg:y="22.95cm" svg:viewBox="0 0 501 251" draw:points="0,251 501,251 501,0 0,0">
            <text:p/>
          </draw:polygon>
        </draw:g>
        <draw:line draw:style-name="gr2" draw:text-style-name="P2" draw:layer="layout" svg:x1="6.243cm" svg:y1="6.2cm" svg:x2="11.742cm" svg:y2="6.2cm">
          <text:p/>
        </draw:line>
        <draw:frame draw:style-name="gr1" draw:text-style-name="P2" draw:layer="layout" svg:width="1.443cm" svg:height="0.33cm" svg:x="4.8cm" svg:y="5.894cm">
          <draw:text-box>
            <text:p text:style-name="P6"><text:span text:style-name="T1">SEL PCA</text:span></text:p>
          </draw:text-box>
        </draw:frame>
        <draw:g>
          <draw:polygon draw:style-name="gr7" draw:text-style-name="P7" draw:layer="layout" svg:width="1cm" svg:height="0.25cm" svg:x="8cm" svg:y="5.95cm" svg:viewBox="0 0 1001 251" draw:points="0,251 1001,251 1001,0 0,0">
            <text:p/>
          </draw:polygon>
          <draw:polygon draw:style-name="gr2" draw:text-style-name="P2" draw:layer="layout" svg:width="1cm" svg:height="0.25cm" svg:x="8cm" svg:y="5.95cm" svg:viewBox="0 0 1001 251" draw:points="0,251 1001,251 1001,0 0,0">
            <text:p/>
          </draw:polygon>
        </draw:g>
        <draw:line draw:style-name="gr2" draw:text-style-name="P2" draw:layer="layout" svg:x1="6.25cm" svg:y1="11.7cm" svg:x2="11.75cm" svg:y2="11.7cm">
          <text:p/>
        </draw:line>
        <draw:frame draw:style-name="gr1" draw:text-style-name="P2" draw:layer="layout" svg:width="1.443cm" svg:height="0.33cm" svg:x="4.757cm" svg:y="11.414cm">
          <draw:text-box>
            <text:p text:style-name="P6"><text:span text:style-name="T1">SEL ALU1/2</text:span></text:p>
          </draw:text-box>
        </draw:frame>
        <draw:g>
          <draw:polygon draw:style-name="gr5" draw:text-style-name="P5" draw:layer="layout" svg:width="1cm" svg:height="0.25cm" svg:x="8cm" svg:y="11.45cm" svg:viewBox="0 0 1001 251" draw:points="0,251 1001,251 1001,0 0,0">
            <text:p/>
          </draw:polygon>
          <draw:polygon draw:style-name="gr2" draw:text-style-name="P2" draw:layer="layout" svg:width="1cm" svg:height="0.25cm" svg:x="8cm" svg:y="11.45cm" svg:viewBox="0 0 1001 251" draw:points="0,251 1001,251 1001,0 0,0">
            <text:p/>
          </draw:polygon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_5f_0" draw:display-name="Dash_0" draw:style="round" draw:dots1="1" draw:dots1-length="600%" draw:dots2="1" draw:dots2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  <style:master-page style:name="PM1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1-20T08:59:26.208835150</dc:date>
    <meta:creation-date>2020-03-20T10:34:12Z</meta:creation-date>
    <meta:generator>LibreOffice/6.4.7.2$Linux_X86_64 LibreOffice_project/40$Build-2</meta:generator>
    <meta:editing-duration>PT23S</meta:editing-duration>
    <meta:editing-cycles>1</meta:editing-cycles>
    <meta:document-statistic meta:object-count="297"/>
  </office:meta>
</office:document-meta>
</file>